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31.44pt"/>
    </style:style>
    <style:style style:name="co5" style:family="table-column">
      <style:table-column-properties fo:break-before="auto" style:column-width="180.11pt"/>
    </style:style>
    <style:style style:name="co6" style:family="table-column">
      <style:table-column-properties fo:break-before="auto" style:column-width="85.89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4" table:default-cell-style-name="ce6"/>
        <table:table-column table:style-name="co2" table:default-cell-style-name="ce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ble 1: Raw data showing the time t at which the head of the current reaches </text:p>
            <text:p>Position x in each experiment.</text:p>
          </table:table-cell>
          <table:covered-table-cell table:style-name="ce1"/>
          <table:covered-table-cell table:number-columns-repeated="4" table:style-name="ce2"/>
          <table:table-cell/>
          <table:table-cell table:style-name="ce10" office:value-type="string" calcext:value-type="string" table:number-columns-spanned="5" table:number-rows-spanned="1">
            <text:p>Table 2: Raw data showing, for each experiment, the amount of sugar added to the gate fluid, the refractive indexes of</text:p>
            <text:p> The gate and environmental fluids and the fluid temperature. </text:p>
          </table:table-cell>
          <table:covered-table-cell table:number-columns-repeated="4"/>
        </table:table-row>
        <table:table-row table:style-name="ro2">
          <table:table-cell table:style-name="ce2" office:value-type="string" calcext:value-type="string">
            <text:p>x /m</text:p>
          </table:table-cell>
          <table:table-cell table:style-name="ce1" office:value-type="string" calcext:value-type="string" table:number-columns-spanned="5" table:number-rows-spanned="1">
            <text:p>t /s</text:p>
          </table:table-cell>
          <table:covered-table-cell table:number-columns-repeated="4" table:style-name="ce2"/>
          <table:table-cell/>
          <table:table-cell table:style-name="ce11"/>
          <table:table-cell table:style-name="ce2" office:value-type="string" calcext:value-type="string">
            <text:p>Sugar mass /g</text:p>
          </table:table-cell>
          <table:table-cell table:style-name="ce2" office:value-type="string" calcext:value-type="string">
            <text:p>Gate fluid refractive index</text:p>
          </table:table-cell>
          <table:table-cell table:style-name="ce2" office:value-type="string" calcext:value-type="string">
            <text:p>Environmental fluid refractive index</text:p>
          </table:table-cell>
          <table:table-cell table:style-name="ce2" office:value-type="string" calcext:value-type="string">
            <text:p>Temperature /<text:span text:style-name="T1">ºC</text:span></text:p>
          </table:table-cell>
        </table:table-row>
        <table:table-row table:style-name="ro2">
          <table:table-cell table:style-name="ce3"/>
          <table:table-cell table:style-name="ce2" office:value-type="string" calcext:value-type="string">
            <text:p>Experiment 1</text:p>
          </table:table-cell>
          <table:table-cell table:style-name="ce2" office:value-type="string" calcext:value-type="string">
            <text:p>Experiment 2</text:p>
          </table:table-cell>
          <table:table-cell table:style-name="ce2" office:value-type="string" calcext:value-type="string">
            <text:p>Experiment 3</text:p>
          </table:table-cell>
          <table:table-cell table:style-name="ce2" office:value-type="string" calcext:value-type="string">
            <text:p>Experiment 4</text:p>
          </table:table-cell>
          <table:table-cell table:style-name="ce2" office:value-type="string" calcext:value-type="string">
            <text:p>Experiment 5</text:p>
          </table:table-cell>
          <table:table-cell/>
          <table:table-cell table:style-name="ce2" office:value-type="string" calcext:value-type="string">
            <text:p>Experiment 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.7" calcext:value-type="float">
            <text:p>13.7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Experiment 2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0.65" calcext:value-type="float">
            <text:p>0.6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3.935" calcext:value-type="float">
            <text:p>3.935</text:p>
          </table:table-cell>
          <table:table-cell office:value-type="float" office:value="2.965" calcext:value-type="float">
            <text:p>2.965</text:p>
          </table:table-cell>
          <table:table-cell office:value-type="float" office:value="1.385" calcext:value-type="float">
            <text:p>1.385</text:p>
          </table:table-cell>
          <table:table-cell office:value-type="float" office:value="1.42" calcext:value-type="float">
            <text:p>1.42</text:p>
          </table:table-cell>
          <table:table-cell office:value-type="float" office:value="1.15" calcext:value-type="float">
            <text:p>1.15</text:p>
          </table:table-cell>
          <table:table-cell/>
          <table:table-cell table:style-name="ce2" office:value-type="string" calcext:value-type="string">
            <text:p>Experiment 3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12.3" calcext:value-type="float">
            <text:p>12.3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6.26" calcext:value-type="float">
            <text:p>6.26</text:p>
          </table:table-cell>
          <table:table-cell office:value-type="float" office:value="4.22" calcext:value-type="float">
            <text:p>4.22</text:p>
          </table:table-cell>
          <table:table-cell office:value-type="float" office:value="2.83" calcext:value-type="float">
            <text:p>2.83</text:p>
          </table:table-cell>
          <table:table-cell office:value-type="float" office:value="2.28" calcext:value-type="float">
            <text:p>2.28</text:p>
          </table:table-cell>
          <table:table-cell office:value-type="float" office:value="2.475" calcext:value-type="float">
            <text:p>2.475</text:p>
          </table:table-cell>
          <table:table-cell/>
          <table:table-cell table:style-name="ce2" office:value-type="string" calcext:value-type="string">
            <text:p>Experiment 4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2.6" calcext:value-type="float">
            <text:p>2.6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12.8" calcext:value-type="float">
            <text:p>12.8</text:p>
          </table:table-cell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8.05" calcext:value-type="float">
            <text:p>8.05</text:p>
          </table:table-cell>
          <table:table-cell office:value-type="float" office:value="5.555" calcext:value-type="float">
            <text:p>5.555</text:p>
          </table:table-cell>
          <table:table-cell office:value-type="float" office:value="3.815" calcext:value-type="float">
            <text:p>3.815</text:p>
          </table:table-cell>
          <table:table-cell office:value-type="float" office:value="3.235" calcext:value-type="float">
            <text:p>3.235</text:p>
          </table:table-cell>
          <table:table-cell office:value-type="float" office:value="3.755" calcext:value-type="float">
            <text:p>3.755</text:p>
          </table:table-cell>
          <table:table-cell/>
          <table:table-cell table:style-name="ce2" office:value-type="string" calcext:value-type="string">
            <text:p>Experiment 5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3.2" calcext:value-type="float">
            <text:p>3.2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10.065" calcext:value-type="float">
            <text:p>10.065</text:p>
          </table:table-cell>
          <table:table-cell office:value-type="float" office:value="7.01" calcext:value-type="float">
            <text:p>7.01</text:p>
          </table:table-cell>
          <table:table-cell office:value-type="float" office:value="4.995" calcext:value-type="float">
            <text:p>4.995</text:p>
          </table:table-cell>
          <table:table-cell office:value-type="float" office:value="4.24" calcext:value-type="float">
            <text:p>4.24</text:p>
          </table:table-cell>
          <table:table-cell office:value-type="float" office:value="4.76" calcext:value-type="float">
            <text:p>4.76</text:p>
          </table:table-cell>
          <table:table-cell table:number-columns-repeated="6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2.105" calcext:value-type="float">
            <text:p>12.105</text:p>
          </table:table-cell>
          <table:table-cell office:value-type="float" office:value="8.475" calcext:value-type="float">
            <text:p>8.475</text:p>
          </table:table-cell>
          <table:table-cell office:value-type="float" office:value="6.005" calcext:value-type="float">
            <text:p>6.005</text:p>
          </table:table-cell>
          <table:table-cell office:value-type="float" office:value="5.32" calcext:value-type="float">
            <text:p>5.32</text:p>
          </table:table-cell>
          <table:table-cell office:value-type="float" office:value="5.69" calcext:value-type="float">
            <text:p>5.69</text:p>
          </table:table-cell>
          <table:table-cell table:number-columns-repeated="6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14.03" calcext:value-type="float">
            <text:p>14.03</text:p>
          </table:table-cell>
          <table:table-cell office:value-type="float" office:value="9.855" calcext:value-type="float">
            <text:p>9.855</text:p>
          </table:table-cell>
          <table:table-cell office:value-type="float" office:value="7.085" calcext:value-type="float">
            <text:p>7.085</text:p>
          </table:table-cell>
          <table:table-cell office:value-type="float" office:value="6.345" calcext:value-type="float">
            <text:p>6.345</text:p>
          </table:table-cell>
          <table:table-cell office:value-type="float" office:value="6.635" calcext:value-type="float">
            <text:p>6.635</text:p>
          </table:table-cell>
          <table:table-cell table:number-columns-repeated="6"/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16.185" calcext:value-type="float">
            <text:p>16.185</text:p>
          </table:table-cell>
          <table:table-cell office:value-type="float" office:value="11.27" calcext:value-type="float">
            <text:p>11.27</text:p>
          </table:table-cell>
          <table:table-cell office:value-type="float" office:value="8.25" calcext:value-type="float">
            <text:p>8.25</text:p>
          </table:table-cell>
          <table:table-cell office:value-type="float" office:value="7.3" calcext:value-type="float">
            <text:p>7.3</text:p>
          </table:table-cell>
          <table:table-cell office:value-type="float" office:value="7.535" calcext:value-type="float">
            <text:p>7.535</text:p>
          </table:table-cell>
          <table:table-cell table:number-columns-repeated="6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18.12" calcext:value-type="float">
            <text:p>18.12</text:p>
          </table:table-cell>
          <table:table-cell office:value-type="float" office:value="12.88" calcext:value-type="float">
            <text:p>12.88</text:p>
          </table:table-cell>
          <table:table-cell office:value-type="float" office:value="9.53" calcext:value-type="float">
            <text:p>9.53</text:p>
          </table:table-cell>
          <table:table-cell office:value-type="float" office:value="8.35" calcext:value-type="float">
            <text:p>8.35</text:p>
          </table:table-cell>
          <table:table-cell office:value-type="float" office:value="8.51" calcext:value-type="float">
            <text:p>8.51</text:p>
          </table:table-cell>
          <table:table-cell table:number-columns-repeated="6"/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20.17" calcext:value-type="float">
            <text:p>20.17</text:p>
          </table:table-cell>
          <table:table-cell office:value-type="float" office:value="14.165" calcext:value-type="float">
            <text:p>14.165</text:p>
          </table:table-cell>
          <table:table-cell office:value-type="float" office:value="10.47" calcext:value-type="float">
            <text:p>10.47</text:p>
          </table:table-cell>
          <table:table-cell office:value-type="float" office:value="9.465" calcext:value-type="float">
            <text:p>9.465</text:p>
          </table:table-cell>
          <table:table-cell office:value-type="float" office:value="9.39" calcext:value-type="float">
            <text:p>9.39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.215" calcext:value-type="float">
            <text:p>22.215</text:p>
          </table:table-cell>
          <table:table-cell office:value-type="float" office:value="15.55" calcext:value-type="float">
            <text:p>15.55</text:p>
          </table:table-cell>
          <table:table-cell office:value-type="float" office:value="11.655" calcext:value-type="float">
            <text:p>11.655</text:p>
          </table:table-cell>
          <table:table-cell office:value-type="float" office:value="10.43" calcext:value-type="float">
            <text:p>10.43</text:p>
          </table:table-cell>
          <table:table-cell office:value-type="float" office:value="10.225" calcext:value-type="float">
            <text:p>10.225</text:p>
          </table:table-cell>
          <table:table-cell table:number-columns-repeated="6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24.235" calcext:value-type="float">
            <text:p>24.235</text:p>
          </table:table-cell>
          <table:table-cell office:value-type="float" office:value="17.165" calcext:value-type="float">
            <text:p>17.165</text:p>
          </table:table-cell>
          <table:table-cell office:value-type="float" office:value="13.06" calcext:value-type="float">
            <text:p>13.06</text:p>
          </table:table-cell>
          <table:table-cell office:value-type="float" office:value="11.42" calcext:value-type="float">
            <text:p>11.42</text:p>
          </table:table-cell>
          <table:table-cell office:value-type="float" office:value="11.13" calcext:value-type="float">
            <text:p>11.13</text:p>
          </table:table-cell>
          <table:table-cell table:number-columns-repeated="6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26.015" calcext:value-type="float">
            <text:p>26.015</text:p>
          </table:table-cell>
          <table:table-cell office:value-type="float" office:value="18.51" calcext:value-type="float">
            <text:p>18.51</text:p>
          </table:table-cell>
          <table:table-cell office:value-type="float" office:value="14.22" calcext:value-type="float">
            <text:p>14.22</text:p>
          </table:table-cell>
          <table:table-cell office:value-type="float" office:value="12.54" calcext:value-type="float">
            <text:p>12.54</text:p>
          </table:table-cell>
          <table:table-cell office:value-type="float" office:value="12.33" calcext:value-type="float">
            <text:p>12.33</text:p>
          </table:table-cell>
          <table:table-cell table:number-columns-repeated="6"/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28.63" calcext:value-type="float">
            <text:p>28.63</text:p>
          </table:table-cell>
          <table:table-cell office:value-type="float" office:value="20.275" calcext:value-type="float">
            <text:p>20.275</text:p>
          </table:table-cell>
          <table:table-cell office:value-type="float" office:value="15.58" calcext:value-type="float">
            <text:p>15.58</text:p>
          </table:table-cell>
          <table:table-cell office:value-type="float" office:value="13.665" calcext:value-type="float">
            <text:p>13.665</text:p>
          </table:table-cell>
          <table:table-cell office:value-type="float" office:value="13.39" calcext:value-type="float">
            <text:p>13.39</text:p>
          </table:table-cell>
          <table:table-cell table:number-columns-repeated="6"/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30.405" calcext:value-type="float">
            <text:p>30.405</text:p>
          </table:table-cell>
          <table:table-cell office:value-type="float" office:value="21.865" calcext:value-type="float">
            <text:p>21.865</text:p>
          </table:table-cell>
          <table:table-cell office:value-type="float" office:value="16.96" calcext:value-type="float">
            <text:p>16.96</text:p>
          </table:table-cell>
          <table:table-cell office:value-type="float" office:value="14.605" calcext:value-type="float">
            <text:p>14.605</text:p>
          </table:table-cell>
          <table:table-cell office:value-type="float" office:value="14.35" calcext:value-type="float">
            <text:p>14.35</text:p>
          </table:table-cell>
          <table:table-cell table:number-columns-repeated="6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32.445" calcext:value-type="float">
            <text:p>32.445</text:p>
          </table:table-cell>
          <table:table-cell office:value-type="float" office:value="23.445" calcext:value-type="float">
            <text:p>23.445</text:p>
          </table:table-cell>
          <table:table-cell office:value-type="float" office:value="18.405" calcext:value-type="float">
            <text:p>18.405</text:p>
          </table:table-cell>
          <table:table-cell office:value-type="float" office:value="15.52" calcext:value-type="float">
            <text:p>15.52</text:p>
          </table:table-cell>
          <table:table-cell office:value-type="float" office:value="15.27" calcext:value-type="float">
            <text:p>15.27</text:p>
          </table:table-cell>
          <table:table-cell table:number-columns-repeated="6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34.485" calcext:value-type="float">
            <text:p>34.485</text:p>
          </table:table-cell>
          <table:table-cell office:value-type="float" office:value="24.69" calcext:value-type="float">
            <text:p>24.69</text:p>
          </table:table-cell>
          <table:table-cell office:value-type="float" office:value="19.52" calcext:value-type="float">
            <text:p>19.52</text:p>
          </table:table-cell>
          <table:table-cell office:value-type="float" office:value="16.545" calcext:value-type="float">
            <text:p>16.545</text:p>
          </table:table-cell>
          <table:table-cell office:value-type="float" office:value="16.24" calcext:value-type="float">
            <text:p>16.24</text:p>
          </table:table-cell>
          <table:table-cell table:number-columns-repeated="6"/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float" office:value="36.65" calcext:value-type="float">
            <text:p>36.65</text:p>
          </table:table-cell>
          <table:table-cell office:value-type="float" office:value="25.785" calcext:value-type="float">
            <text:p>25.785</text:p>
          </table:table-cell>
          <table:table-cell office:value-type="float" office:value="20.64" calcext:value-type="float">
            <text:p>20.64</text:p>
          </table:table-cell>
          <table:table-cell office:value-type="float" office:value="17.595" calcext:value-type="float">
            <text:p>17.595</text:p>
          </table:table-cell>
          <table:table-cell office:value-type="float" office:value="17.225" calcext:value-type="float">
            <text:p>17.225</text:p>
          </table:table-cell>
          <table:table-cell table:number-columns-repeated="6"/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38.63" calcext:value-type="float">
            <text:p>38.63</text:p>
          </table:table-cell>
          <table:table-cell office:value-type="float" office:value="27.265" calcext:value-type="float">
            <text:p>27.265</text:p>
          </table:table-cell>
          <table:table-cell office:value-type="float" office:value="21.785" calcext:value-type="float">
            <text:p>21.785</text:p>
          </table:table-cell>
          <table:table-cell office:value-type="float" office:value="18.585" calcext:value-type="float">
            <text:p>18.585</text:p>
          </table:table-cell>
          <table:table-cell office:value-type="float" office:value="18.31" calcext:value-type="float">
            <text:p>18.31</text:p>
          </table:table-cell>
          <table:table-cell table:number-columns-repeated="6"/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float" office:value="40.865" calcext:value-type="float">
            <text:p>40.865</text:p>
          </table:table-cell>
          <table:table-cell office:value-type="float" office:value="28.9" calcext:value-type="float">
            <text:p>28.9</text:p>
          </table:table-cell>
          <table:table-cell office:value-type="float" office:value="22.82" calcext:value-type="float">
            <text:p>22.82</text:p>
          </table:table-cell>
          <table:table-cell office:value-type="float" office:value="19.72" calcext:value-type="float">
            <text:p>19.72</text:p>
          </table:table-cell>
          <table:table-cell office:value-type="float" office:value="19.135" calcext:value-type="float">
            <text:p>19.135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3.09" calcext:value-type="float">
            <text:p>43.09</text:p>
          </table:table-cell>
          <table:table-cell office:value-type="float" office:value="30.42" calcext:value-type="float">
            <text:p>30.42</text:p>
          </table:table-cell>
          <table:table-cell office:value-type="float" office:value="24.525" calcext:value-type="float">
            <text:p>24.525</text:p>
          </table:table-cell>
          <table:table-cell office:value-type="float" office:value="20.9" calcext:value-type="float">
            <text:p>20.9</text:p>
          </table:table-cell>
          <table:table-cell office:value-type="float" office:value="20.06" calcext:value-type="float">
            <text:p>20.06</text:p>
          </table:table-cell>
          <table:table-cell table:number-columns-repeated="6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float" office:value="45.265" calcext:value-type="float">
            <text:p>45.265</text:p>
          </table:table-cell>
          <table:table-cell office:value-type="float" office:value="31.94" calcext:value-type="float">
            <text:p>31.94</text:p>
          </table:table-cell>
          <table:table-cell office:value-type="float" office:value="25.87" calcext:value-type="float">
            <text:p>25.87</text:p>
          </table:table-cell>
          <table:table-cell office:value-type="float" office:value="22.06" calcext:value-type="float">
            <text:p>22.06</text:p>
          </table:table-cell>
          <table:table-cell office:value-type="float" office:value="21.03" calcext:value-type="float">
            <text:p>21.03</text:p>
          </table:table-cell>
          <table:table-cell table:number-columns-repeated="6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47.55" calcext:value-type="float">
            <text:p>47.55</text:p>
          </table:table-cell>
          <table:table-cell office:value-type="float" office:value="33.51" calcext:value-type="float">
            <text:p>33.51</text:p>
          </table:table-cell>
          <table:table-cell office:value-type="float" office:value="26.985" calcext:value-type="float">
            <text:p>26.985</text:p>
          </table:table-cell>
          <table:table-cell office:value-type="float" office:value="23.115" calcext:value-type="float">
            <text:p>23.115</text:p>
          </table:table-cell>
          <table:table-cell office:value-type="float" office:value="22.055" calcext:value-type="float">
            <text:p>22.055</text:p>
          </table:table-cell>
          <table:table-cell table:number-columns-repeated="6"/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float" office:value="49.75" calcext:value-type="float">
            <text:p>49.75</text:p>
          </table:table-cell>
          <table:table-cell office:value-type="float" office:value="35.175" calcext:value-type="float">
            <text:p>35.175</text:p>
          </table:table-cell>
          <table:table-cell office:value-type="float" office:value="28.43" calcext:value-type="float">
            <text:p>28.43</text:p>
          </table:table-cell>
          <table:table-cell office:value-type="float" office:value="24.065" calcext:value-type="float">
            <text:p>24.065</text:p>
          </table:table-cell>
          <table:table-cell office:value-type="float" office:value="23.04" calcext:value-type="float">
            <text:p>23.04</text:p>
          </table:table-cell>
          <table:table-cell table:number-columns-repeated="6"/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52.115" calcext:value-type="float">
            <text:p>52.115</text:p>
          </table:table-cell>
          <table:table-cell office:value-type="float" office:value="36.88" calcext:value-type="float">
            <text:p>36.88</text:p>
          </table:table-cell>
          <table:table-cell office:value-type="float" office:value="29.56" calcext:value-type="float">
            <text:p>29.56</text:p>
          </table:table-cell>
          <table:table-cell office:value-type="float" office:value="25.115" calcext:value-type="float">
            <text:p>25.115</text:p>
          </table:table-cell>
          <table:table-cell office:value-type="float" office:value="24.03" calcext:value-type="float">
            <text:p>24.03</text:p>
          </table:table-cell>
          <table:table-cell table:number-columns-repeated="6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54.425" calcext:value-type="float">
            <text:p>54.425</text:p>
          </table:table-cell>
          <table:table-cell office:value-type="float" office:value="38.385" calcext:value-type="float">
            <text:p>38.385</text:p>
          </table:table-cell>
          <table:table-cell office:value-type="float" office:value="30.815" calcext:value-type="float">
            <text:p>30.815</text:p>
          </table:table-cell>
          <table:table-cell office:value-type="float" office:value="26.025" calcext:value-type="float">
            <text:p>26.025</text:p>
          </table:table-cell>
          <table:table-cell office:value-type="float" office:value="25.055" calcext:value-type="float">
            <text:p>25.055</text:p>
          </table:table-cell>
          <table:table-cell table:number-columns-repeated="6"/>
        </table:table-row>
        <table:table-row table:style-name="ro2">
          <table:table-cell office:value-type="float" office:value="2.6" calcext:value-type="float">
            <text:p>2.6</text:p>
          </table:table-cell>
          <table:table-cell office:value-type="float" office:value="56.605" calcext:value-type="float">
            <text:p>56.605</text:p>
          </table:table-cell>
          <table:table-cell office:value-type="float" office:value="40.03" calcext:value-type="float">
            <text:p>40.03</text:p>
          </table:table-cell>
          <table:table-cell office:value-type="float" office:value="32.035" calcext:value-type="float">
            <text:p>32.035</text:p>
          </table:table-cell>
          <table:table-cell office:value-type="float" office:value="27.085" calcext:value-type="float">
            <text:p>27.085</text:p>
          </table:table-cell>
          <table:table-cell office:value-type="float" office:value="26.05" calcext:value-type="float">
            <text:p>26.05</text:p>
          </table:table-cell>
          <table:table-cell table:number-columns-repeated="6"/>
        </table:table-row>
        <table:table-row table:style-name="ro2">
          <table:table-cell office:value-type="float" office:value="2.7" calcext:value-type="float">
            <text:p>2.7</text:p>
          </table:table-cell>
          <table:table-cell office:value-type="float" office:value="58.81" calcext:value-type="float">
            <text:p>58.81</text:p>
          </table:table-cell>
          <table:table-cell office:value-type="float" office:value="41.515" calcext:value-type="float">
            <text:p>41.515</text:p>
          </table:table-cell>
          <table:table-cell office:value-type="float" office:value="33.375" calcext:value-type="float">
            <text:p>33.375</text:p>
          </table:table-cell>
          <table:table-cell office:value-type="float" office:value="28.395" calcext:value-type="float">
            <text:p>28.395</text:p>
          </table:table-cell>
          <table:table-cell office:value-type="float" office:value="27.025" calcext:value-type="float">
            <text:p>27.025</text:p>
          </table:table-cell>
          <table:table-cell table:number-columns-repeated="6"/>
        </table:table-row>
        <table:table-row table:style-name="ro2">
          <table:table-cell office:value-type="float" office:value="2.8" calcext:value-type="float">
            <text:p>2.8</text:p>
          </table:table-cell>
          <table:table-cell office:value-type="float" office:value="61.04" calcext:value-type="float">
            <text:p>61.04</text:p>
          </table:table-cell>
          <table:table-cell office:value-type="float" office:value="43.355" calcext:value-type="float">
            <text:p>43.355</text:p>
          </table:table-cell>
          <table:table-cell office:value-type="float" office:value="35.325" calcext:value-type="float">
            <text:p>35.325</text:p>
          </table:table-cell>
          <table:table-cell office:value-type="float" office:value="29.42" calcext:value-type="float">
            <text:p>29.42</text:p>
          </table:table-cell>
          <table:table-cell office:value-type="float" office:value="28.015" calcext:value-type="float">
            <text:p>28.015</text:p>
          </table:table-cell>
          <table:table-cell table:number-columns-repeated="6"/>
        </table:table-row>
        <table:table-row table:style-name="ro2">
          <table:table-cell table:style-name="ce5" office:value-type="float" office:value="2.9" calcext:value-type="float">
            <text:p>2.9</text:p>
          </table:table-cell>
          <table:table-cell table:style-name="ce7" office:value-type="float" office:value="63.945" calcext:value-type="float">
            <text:p>63.945</text:p>
          </table:table-cell>
          <table:table-cell table:style-name="ce7" office:value-type="float" office:value="45.165" calcext:value-type="float">
            <text:p>45.165</text:p>
          </table:table-cell>
          <table:table-cell table:style-name="ce7" office:value-type="float" office:value="36.39" calcext:value-type="float">
            <text:p>36.39</text:p>
          </table:table-cell>
          <table:table-cell table:style-name="ce7" office:value-type="float" office:value="31.3" calcext:value-type="float">
            <text:p>31.3</text:p>
          </table:table-cell>
          <table:table-cell table:style-name="ce9" office:value-type="float" office:value="29.155" calcext:value-type="float">
            <text:p>29.15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scientific-number number:decimal-places="1" loext:min-decimal-places="1" number:min-integer-digits="1" number:min-exponent-digits="2" loext:exponent-interval="1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07:24:11.670901847</meta:creation-date>
    <dc:date>2020-02-05T07:37:28.227205559</dc:date>
    <meta:editing-duration>PT3M6S</meta:editing-duration>
    <meta:editing-cycles>1</meta:editing-cycles>
    <meta:generator>LibreOffice/6.0.7.3$Linux_X86_64 LibreOffice_project/00m0$Build-3</meta:generator>
    <meta:document-statistic meta:table-count="1" meta:cell-count="218" meta:object-count="0"/>
  </office:meta>
</office:document-meta>
</file>